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1.326cm"/>
    </style:style>
    <style:style style:name="Таблица1.B" style:family="table-column">
      <style:table-column-properties style:column-width="15.674cm"/>
    </style:style>
    <style:style style:name="Таблица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text-align="center" style:justify-single-word="false"/>
    </style:style>
    <style:style style:name="P4"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5" style:family="paragraph" style:parent-style-name="Text_20_body">
      <style:paragraph-properties fo:margin-left="0cm" fo:margin-right="0cm" fo:margin-top="0.132cm" fo:margin-bottom="0cm" loext:contextual-spacing="false" fo:text-indent="0cm" style:auto-text-indent="false"/>
    </style:style>
    <style:style style:name="P6"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P7" style:family="paragraph" style:parent-style-name="Text_20_body">
      <style:paragraph-properties fo:margin-top="0.265cm" fo:margin-bottom="0.265cm" loext:contextual-spacing="false" fo:text-align="center" style:justify-single-word="false"/>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text-properties officeooo:rsid="0019be55" officeooo:paragraph-rsid="0019be55"/>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margin-top="0cm" fo:margin-bottom="0.499cm" loext:contextual-spacing="false"/>
    </style:style>
    <style:style style:name="P12" style:family="paragraph" style:parent-style-name="Table_20_Contents">
      <style:paragraph-properties fo:margin-top="0cm" fo:margin-bottom="0.499cm" loext:contextual-spacing="false"/>
      <style:text-properties fo:font-weight="bold"/>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ptional is a container object used to contain not-null objects. Optional object is used to represent null with absent value. This class has various utility methods to facilitate code to handle values as ‘available’ or ‘not available’ instead of checking null values. It is introduced in Java 8 and is similar to what Optional is in Guava.</text:p>
      <text:h text:style-name="Heading_20_2" text:outline-level="2">Class Declaration</text:h>
      <text:p text:style-name="Text_20_body">Following is the declaration for <text:span text:style-name="T1">java.util.Optional&lt;T&gt;</text:span> class −</text:p>
      <text:p text:style-name="P8">public final class Optional&lt;T&gt; extends Object</text:p>
      <text:h text:style-name="Heading_20_2" text:outline-level="2">Class Method</text:h>
      <table:table table:name="Таблица1" table:style-name="Таблица1">
        <table:table-column table:style-name="Таблица1.A"/>
        <table:table-column table:style-name="Таблица1.B"/>
        <table:table-row>
          <table:table-cell table:style-name="Таблица1.A1" office:value-type="string">
            <text:p text:style-name="Table_20_Heading">Sr.No.</text:p>
          </table:table-cell>
          <table:table-cell table:style-name="Таблица1.A1" office:value-type="string">
            <text:p text:style-name="P10">Method &amp; Description</text:p>
          </table:table-cell>
        </table:table-row>
        <table:table-row>
          <table:table-cell table:style-name="Таблица1.A1" office:value-type="string">
            <text:p text:style-name="Table_20_Contents">1</text:p>
          </table:table-cell>
          <table:table-cell table:style-name="Таблица1.A1" office:value-type="string">
            <text:p text:style-name="P12">static &lt;T&gt; Optional&lt;T&gt; empty()</text:p>
            <text:p text:style-name="P11">Returns an empty Optional instance.</text:p>
          </table:table-cell>
        </table:table-row>
        <table:table-row>
          <table:table-cell table:style-name="Таблица1.A1" office:value-type="string">
            <text:p text:style-name="Table_20_Contents">2</text:p>
          </table:table-cell>
          <table:table-cell table:style-name="Таблица1.A1" office:value-type="string">
            <text:p text:style-name="P12">boolean equals(Object obj)</text:p>
            <text:p text:style-name="P11">Indicates whether some other object is "equal to" this Optional.</text:p>
          </table:table-cell>
        </table:table-row>
        <table:table-row>
          <table:table-cell table:style-name="Таблица1.A1" office:value-type="string">
            <text:p text:style-name="Table_20_Contents">3</text:p>
          </table:table-cell>
          <table:table-cell table:style-name="Таблица1.A1" office:value-type="string">
            <text:p text:style-name="P12">Optional&lt;T&gt; filter(Predicate&lt;? super &lt;T&gt; predicate)</text:p>
            <text:p text:style-name="P11">If a value is present and the value matches a given predicate, it returns an Optional describing the value, otherwise returns an empty Optional.</text:p>
          </table:table-cell>
        </table:table-row>
        <table:table-row>
          <table:table-cell table:style-name="Таблица1.A1" office:value-type="string">
            <text:p text:style-name="Table_20_Contents">4</text:p>
          </table:table-cell>
          <table:table-cell table:style-name="Таблица1.A1" office:value-type="string">
            <text:p text:style-name="P12">&lt;U&gt; Optional&lt;U&gt; flatMap(Function&lt;? super T,Optional&lt;U&gt;&gt; mapper)</text:p>
            <text:p text:style-name="P11">If a value is present, it applies the provided Optional-bearing mapping function to it, returns that result, otherwise returns an empty Optional.</text:p>
          </table:table-cell>
        </table:table-row>
        <table:table-row>
          <table:table-cell table:style-name="Таблица1.A1" office:value-type="string">
            <text:p text:style-name="Table_20_Contents">5</text:p>
          </table:table-cell>
          <table:table-cell table:style-name="Таблица1.A1" office:value-type="string">
            <text:p text:style-name="P12">T get()</text:p>
            <text:p text:style-name="P11">If a value is present in this Optional, returns the value, otherwise throws NoSuchElementException.</text:p>
          </table:table-cell>
        </table:table-row>
        <table:table-row>
          <table:table-cell table:style-name="Таблица1.A1" office:value-type="string">
            <text:p text:style-name="Table_20_Contents">6</text:p>
          </table:table-cell>
          <table:table-cell table:style-name="Таблица1.A1" office:value-type="string">
            <text:p text:style-name="P12">int hashCode()</text:p>
            <text:p text:style-name="P11">Returns the hash code value of the present value, if any, or 0 (zero) if no value is present.</text:p>
          </table:table-cell>
        </table:table-row>
        <table:table-row>
          <table:table-cell table:style-name="Таблица1.A1" office:value-type="string">
            <text:p text:style-name="Table_20_Contents">7</text:p>
          </table:table-cell>
          <table:table-cell table:style-name="Таблица1.A1" office:value-type="string">
            <text:p text:style-name="P12">void ifPresent(Consumer&lt;? super T&gt; consumer)</text:p>
            <text:p text:style-name="P11">If a value is present, it invokes the specified consumer with the value, otherwise does nothing.</text:p>
          </table:table-cell>
        </table:table-row>
        <text:soft-page-break/>
        <table:table-row>
          <table:table-cell table:style-name="Таблица1.A1" office:value-type="string">
            <text:p text:style-name="Table_20_Contents">8</text:p>
          </table:table-cell>
          <table:table-cell table:style-name="Таблица1.A1" office:value-type="string">
            <text:p text:style-name="P12">boolean isPresent()</text:p>
            <text:p text:style-name="P11">Returns true if there is a value present, otherwise false.</text:p>
          </table:table-cell>
        </table:table-row>
        <table:table-row>
          <table:table-cell table:style-name="Таблица1.A1" office:value-type="string">
            <text:p text:style-name="Table_20_Contents">9</text:p>
          </table:table-cell>
          <table:table-cell table:style-name="Таблица1.A1" office:value-type="string">
            <text:p text:style-name="P12">&lt;U&gt;Optional&lt;U&gt; map(Function&lt;? super T,? extends U&gt; mapper)</text:p>
            <text:p text:style-name="P11">If a value is present, applies the provided mapping function to it, and if the result is non-null, returns an Optional describing the result.</text:p>
          </table:table-cell>
        </table:table-row>
        <table:table-row>
          <table:table-cell table:style-name="Таблица1.A1" office:value-type="string">
            <text:p text:style-name="Table_20_Contents">10</text:p>
          </table:table-cell>
          <table:table-cell table:style-name="Таблица1.A1" office:value-type="string">
            <text:p text:style-name="P12">static &lt;T&gt; Optional&lt;T&gt; of(T value)</text:p>
            <text:p text:style-name="P11">Returns an Optional with the specified present non-null value.</text:p>
          </table:table-cell>
        </table:table-row>
        <table:table-row>
          <table:table-cell table:style-name="Таблица1.A1" office:value-type="string">
            <text:p text:style-name="Table_20_Contents">11</text:p>
          </table:table-cell>
          <table:table-cell table:style-name="Таблица1.A1" office:value-type="string">
            <text:p text:style-name="P12">static &lt;T&gt; Optional&lt;T&gt; ofNullable(T value)</text:p>
            <text:p text:style-name="P11">Returns an Optional describing the specified value, if non-null, otherwise returns an empty Optional.</text:p>
          </table:table-cell>
        </table:table-row>
        <table:table-row>
          <table:table-cell table:style-name="Таблица1.A1" office:value-type="string">
            <text:p text:style-name="Table_20_Contents">12</text:p>
          </table:table-cell>
          <table:table-cell table:style-name="Таблица1.A1" office:value-type="string">
            <text:p text:style-name="P12">T orElse(T other)</text:p>
            <text:p text:style-name="P11">Returns the value if present, otherwise returns other.</text:p>
          </table:table-cell>
        </table:table-row>
        <table:table-row>
          <table:table-cell table:style-name="Таблица1.A1" office:value-type="string">
            <text:p text:style-name="Table_20_Contents">13</text:p>
          </table:table-cell>
          <table:table-cell table:style-name="Таблица1.A1" office:value-type="string">
            <text:p text:style-name="P12">T orElseGet(Supplier&lt;? extends T&gt; other)</text:p>
            <text:p text:style-name="P11">Returns the value if present, otherwise invokes other and returns the result of that invocation.</text:p>
          </table:table-cell>
        </table:table-row>
        <table:table-row>
          <table:table-cell table:style-name="Таблица1.A1" office:value-type="string">
            <text:p text:style-name="Table_20_Contents">14</text:p>
          </table:table-cell>
          <table:table-cell table:style-name="Таблица1.A1" office:value-type="string">
            <text:p text:style-name="P12">&lt;X extends Throwable&gt; T orElseThrow(Supplier&lt;? extends X&gt; exceptionSupplier)</text:p>
            <text:p text:style-name="P11">Returns the contained value, if present, otherwise throws an exception to be created by the provided supplier.</text:p>
          </table:table-cell>
        </table:table-row>
        <table:table-row>
          <table:table-cell table:style-name="Таблица1.A1" office:value-type="string">
            <text:p text:style-name="Table_20_Contents">15</text:p>
          </table:table-cell>
          <table:table-cell table:style-name="Таблица1.A1" office:value-type="string">
            <text:p text:style-name="P12">String toString()</text:p>
            <text:p text:style-name="P11">Returns a non-empty string representation of this Optional suitable for debugging.</text:p>
          </table:table-cell>
        </table:table-row>
      </table:table>
      <text:p text:style-name="Text_20_body">This class inherits methods from the following class −</text:p>
      <text:list xml:id="list7928171258177254800" text:style-name="L1">
        <text:list-item>
          <text:p text:style-name="P1">java.lang.Object </text:p>
        </text:list-item>
      </text:list>
      <text:h text:style-name="Heading_20_2" text:outline-level="2">Optional Example</text:h>
      <text:p text:style-name="Text_20_body">Create the following Java program using any editor of your choice in, say, C:\&gt; JAVA.</text:p>
      <text:h text:style-name="Heading_20_3" text:outline-level="3">Java8Tester.java</text:h>
      <text:p text:style-name="Text_20_body"><text:a xlink:type="simple" xlink:href="http://tpcg.io/JDp7pW" office:target-frame-name="_blank" xlink:show="new" text:style-name="Internet_20_link" text:visited-style-name="Visited_20_Internet_20_Link">Live Demo</text:a> </text:p>
      <text:p text:style-name="Preformatted_20_Text">import java.util.Optional;</text:p>
      <text:p text:style-name="Preformatted_20_Text"/>
      <text:p text:style-name="Preformatted_20_Text">public class Java8Tester {</text:p>
      <text:p text:style-name="Preformatted_20_Text"><text:soft-page-break/></text:p>
      <text:p text:style-name="Preformatted_20_Text"><text:s text:c="3"/>public static void main(String args[]) {</text:p>
      <text:p text:style-name="Preformatted_20_Text"><text:s text:c="6"/>Java8Tester java8Tester = new Java8Tester();</text:p>
      <text:p text:style-name="Preformatted_20_Text"><text:s text:c="6"/>Integer value1 = null;</text:p>
      <text:p text:style-name="Preformatted_20_Text"><text:s text:c="6"/>Integer value2 = new Integer(10);</text:p>
      <text:p text:style-name="Preformatted_20_Text"><text:s text:c="16"/></text:p>
      <text:p text:style-name="Preformatted_20_Text"><text:s text:c="6"/>//Optional.ofNullable - allows passed parameter to be null.</text:p>
      <text:p text:style-name="Preformatted_20_Text"><text:s text:c="6"/>Optional&lt;Integer&gt; a = Optional.ofNullable(value1);</text:p>
      <text:p text:style-name="Preformatted_20_Text"><text:s text:c="16"/></text:p>
      <text:p text:style-name="Preformatted_20_Text"><text:s text:c="6"/>//Optional.of - throws NullPointerException if passed parameter is null</text:p>
      <text:p text:style-name="Preformatted_20_Text"><text:s text:c="6"/>Optional&lt;Integer&gt; b = Optional.of(value2);</text:p>
      <text:p text:style-name="Preformatted_20_Text"><text:s text:c="6"/>System.out.println(java8Tester.sum(a,b));</text:p>
      <text:p text:style-name="Preformatted_20_Text"><text:s text:c="3"/>}</text:p>
      <text:p text:style-name="Preformatted_20_Text"><text:s text:c="8"/></text:p>
      <text:p text:style-name="Preformatted_20_Text"><text:s text:c="3"/>public Integer sum(Optional&lt;Integer&gt; a, Optional&lt;Integer&gt; b) {</text:p>
      <text:p text:style-name="Preformatted_20_Text"><text:s text:c="6"/>//Optional.isPresent - checks the value is present or not</text:p>
      <text:p text:style-name="Preformatted_20_Text"><text:s text:c="16"/></text:p>
      <text:p text:style-name="Preformatted_20_Text"><text:s text:c="6"/>System.out.println("First parameter is present: " + a.isPresent());</text:p>
      <text:p text:style-name="Preformatted_20_Text"><text:s text:c="6"/>System.out.println("Second parameter is present: " + b.isPresent());</text:p>
      <text:p text:style-name="Preformatted_20_Text"><text:s text:c="16"/></text:p>
      <text:p text:style-name="Preformatted_20_Text"><text:s text:c="6"/>//Optional.orElse - returns the value if present otherwise returns</text:p>
      <text:p text:style-name="Preformatted_20_Text"><text:s text:c="6"/>//the default value passed.</text:p>
      <text:p text:style-name="Preformatted_20_Text"><text:s text:c="6"/>Integer value1 = a.orElse(new Integer(0));</text:p>
      <text:p text:style-name="Preformatted_20_Text"><text:s text:c="16"/></text:p>
      <text:p text:style-name="Preformatted_20_Text"><text:s text:c="6"/>//Optional.get - gets the value, value should be present</text:p>
      <text:p text:style-name="Preformatted_20_Text"><text:s text:c="6"/>Integer value2 = b.get();</text:p>
      <text:p text:style-name="Preformatted_20_Text"><text:s text:c="6"/>return value1 + value2;</text:p>
      <text:p text:style-name="Preformatted_20_Text"><text:s text:c="3"/>}</text:p>
      <text:p text:style-name="P8">}</text:p>
      <text:h text:style-name="Heading_20_3" text:outline-level="3">Verify the Result</text:h>
      <text:p text:style-name="Text_20_body">Compile the class using <text:span text:style-name="T1">javac</text:span> compiler as follows −</text:p>
      <text:p text:style-name="P8">C:\JAVA&gt;javac Java8Tester.java</text:p>
      <text:p text:style-name="Text_20_body">Now run the Java8Tester as follows −</text:p>
      <text:p text:style-name="P8">C:\JAVA&gt;java Java8Tester</text:p>
      <text:p text:style-name="Text_20_body">It should produce the following output −</text:p>
      <text:p text:style-name="Preformatted_20_Text">First parameter is present: false</text:p>
      <text:p text:style-name="Preformatted_20_Text">Second parameter is present: true</text:p>
      <text:p text:style-name="P9">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6T20:04:51.514216485</meta:creation-date>
    <dc:date>2021-10-26T20:05:33.641106699</dc:date>
    <meta:editing-duration>PT42S</meta:editing-duration>
    <meta:editing-cycles>1</meta:editing-cycles>
    <meta:document-statistic meta:table-count="1" meta:image-count="0" meta:object-count="0" meta:page-count="3" meta:paragraph-count="97" meta:word-count="568" meta:character-count="4057" meta:non-whitespace-character-count="3377"/>
    <meta:generator>LibreOffice/5.1.2.2$Linux_X86_64 LibreOffice_project/10m0$Build-2</meta:generator>
  </office:meta>
</office:document-meta>
</file>